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960000029D0000012CE338388716D667E9.svg" manifest:media-type="image/svg+xml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3" style:family="graphic" style:parent-style-name="objectwithoutfill">
      <style:graphic-properties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/>
      <style:text-properties fo:font-size="96pt"/>
    </style:style>
    <style:style style:name="P12" style:family="paragraph">
      <loext:graphic-properties draw:fill="none" draw:fill-color="#ffffff"/>
      <style:text-properties fo:font-size="66pt" style:font-size-asian="66pt" style:font-size-complex="66pt"/>
    </style:style>
    <style:style style:name="P13" style:family="paragraph">
      <style:text-properties fo:color="#ffffff" fo:font-size="96pt" fo:background-color="#000000"/>
    </style:style>
    <style:style style:name="P14" style:family="paragraph">
      <loext:graphic-properties draw:fill="none" draw:fill-color="#ffffff"/>
      <style:text-properties fo:color="#ffffff" fo:font-size="96pt" fo:background-color="#000000"/>
    </style:style>
    <style:style style:name="P15" style:family="paragraph">
      <style:text-properties fo:font-size="32pt" fo:background-color="#f6f9d4"/>
    </style:style>
    <style:style style:name="P16" style:family="paragraph">
      <loext:graphic-properties draw:fill="none" draw:fill-color="#ffffff"/>
      <style:text-properties fo:font-size="32pt" fo:background-color="#f6f9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1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1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1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71" draw:text-style-name="P9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2" draw:text-style-name="P14" xml:id="id8" draw:id="id8" draw:layer="layout" svg:width="2.794cm" svg:height="4.036cm" svg:x="4.358cm" svg:y="10.95cm">
          <draw:text-box>
            <text:p text:style-name="P13">P</text:p>
          </draw:text-box>
        </draw:frame>
        <draw:frame draw:style-name="gr72" draw:text-style-name="P14" xml:id="id10" draw:id="id10" draw:layer="layout" svg:width="2.794cm" svg:height="4.036cm" svg:x="23.114cm" svg:y="10.188cm">
          <draw:text-box>
            <text:p text:style-name="P13">B</text:p>
          </draw:text-box>
        </draw:frame>
        <draw:frame draw:style-name="gr72" draw:text-style-name="P14" xml:id="id9" draw:id="id9" draw:layer="layout" svg:width="2.794cm" svg:height="4.036cm" svg:x="14.478cm" svg:y="0.536cm">
          <draw:text-box>
            <text:p text:style-name="P13">C</text:p>
          </draw:text-box>
        </draw:frame>
        <draw:connector draw:style-name="gr73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3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3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3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3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74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5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 text:style-name="P15">E. coli</text:p>
          </draw:text-box>
        </draw:frame>
        <draw:frame draw:style-name="gr76" draw:text-style-name="P9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9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9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9" draw:text-style-name="P9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3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3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4" draw:text-style-name="P16" xml:id="id13" draw:id="id13" draw:layer="layout" svg:width="3.262cm" svg:height="1.517cm" svg:x="6.136cm" svg:y="7.119cm">
          <draw:text-box>
            <text:p text:style-name="P15">phyto</text:p>
          </draw:text-box>
        </draw:frame>
        <draw:frame draw:style-name="gr80" draw:text-style-name="P9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3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9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9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9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3-13T21:01:23.300347031</dc:date>
    <meta:editing-duration>PT2H34M45S</meta:editing-duration>
    <meta:editing-cycles>25</meta:editing-cycles>
    <meta:generator>LibreOffice/6.3.3.2$MacOSX_X86_64 LibreOffice_project/a64200df03143b798afd1ec74a12ab50359878ed</meta:generator>
    <meta:document-statistic meta:object-count="22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